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030" officeooo:paragraph-rsid="00149030"/>
    </style:style>
    <style:style style:name="T1" style:family="text">
      <style:text-properties officeooo:rsid="00158d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ma Space-U<text:line-break/>Rok rozpoczęcia:</text:p>
      <text:p text:style-name="P1">2137 </text:p>
      <text:p text:style-name="P1">Rok obecny:</text:p>
      <text:p text:style-name="P1">2157</text:p>
      <text:p text:style-name="P1"/>
      <text:p text:style-name="P1">Loty załogowe po całym układzie słonecznym.</text:p>
      <text:p text:style-name="P1">Od opcji budżetowych jak baza kosmiczna orbitująca wokół ziemii, po <text:span text:style-name="T1">kosztujące majątek loty na księżyce neptun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22:23:59.785942932</meta:creation-date>
    <dc:date>2025-06-19T22:37:53.614019483</dc:date>
    <meta:editing-duration>PT3M6S</meta:editing-duration>
    <meta:editing-cycles>1</meta:editing-cycles>
    <meta:document-statistic meta:table-count="0" meta:image-count="0" meta:object-count="0" meta:page-count="1" meta:paragraph-count="6" meta:word-count="30" meta:character-count="205" meta:non-whitespace-character-count="180"/>
    <meta:generator>LibreOffice/24.2.7.2$Linux_X86_64 LibreOffice_project/420$Build-2</meta:generator>
  </office:meta>
</office:document-meta>
</file>